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3130120"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4627464"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4600659"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4621770"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4624852"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4603675"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4616478"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4613330"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4622330"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4625110"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4623152"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4602277"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4620797"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4595572"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4607884"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4596425"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4605901"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612419"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4623978"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4596324"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4602981"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4600854"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613559"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4622824"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4598149"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4604130"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4622721"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4616637"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4614465"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607980"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4611135"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4603791"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4612703"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4596953"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4615104"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4620422"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622972"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4605830"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4597197"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4627026"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4612793"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4611694"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4610467"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626280"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4596345"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4619765"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4610401"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4625117"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4621478"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4624767"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607910"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4622150"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4614830"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4604197"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4627820"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621463"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4606585"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4618551"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4609163"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4624873"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626952"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4617881"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4596201"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4603358"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4599169"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1"/>
      <text:p text:style-name="P21"/>
      <text:p text:style-name="P21"/>
      <text:p text:style-name="P21"/>
      <text:p text:style-name="P21"/>
      <text:p text:style-name="P21"/>
      <text:p text:style-name="P21"/>
      <text:p text:style-name="P21"/>
      <text:p text:style-name="P21"/>
      <text:list xml:id="list34619422"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ext:soft-page-break/>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soft-page-break/><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text:soft-page-break/>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soft-page-break/><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text:soft-page-break/>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4602959"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ext:soft-page-break/>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soft-page-break/><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soft-page-break/><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soft-page-break/><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soft-page-break/><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soft-page-break/><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oft-page-break/><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text:soft-page-break/>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soft-page-break/><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text:soft-page-break/>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ext:soft-page-break/>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text:soft-page-break/>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596402" text:continue-numbering="true" text:style-name="WW8Num13">
        <text:list-item>
          <text:h text:style-name="P49" text:outline-level="1"><text:soft-page-break/>libcstl 2.1<text:span text:style-name="T20">更新</text:span></text:h>
          <text:list>
            <text:list-item>
              <text:h text:style-name="P57" text:outline-level="2"><text:span text:style-name="T6">libcstl 2.1</text:span><text:span text:style-name="T3">新特性</text:span></text:h>
            </text:list-item>
          </text:list>
        </text:list-item>
      </text:list>
      <text:list xml:id="list33140139"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602812" text:continue-list="list34596402" text:style-name="WW8Num13">
        <text:list-item>
          <text:list>
            <text:list-item>
              <text:h text:style-name="P57" text:outline-level="2"><text:span text:style-name="T6">libcstl 2.1</text:span><text:span text:style-name="T3">改善</text:span></text:h>
            </text:list-item>
          </text:list>
        </text:list-item>
      </text:list>
      <text:list xml:id="list33116842"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34626410" text:continue-list="list34602812" text:style-name="WW8Num13">
        <text:list-item>
          <text:list>
            <text:list-item>
              <text:h text:style-name="P57" text:outline-level="2"><text:span text:style-name="T6">libcstl 2.1</text:span><text:span text:style-name="T3">代码的优化</text:span></text:h>
            </text:list-item>
          </text:list>
        </text:list-item>
      </text:list>
      <text:list xml:id="list34598575" text:continue-list="list33116842"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text:soft-page-break/>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4">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4">basic_string_find系列函数没有对于c内建类型以外的类型进行测试，这里需要增加新的测试用例来测试其他类型。</text:p>
        </text:list-item>
        <text:list-item>
          <text:p text:style-name="P44">检查basic_string的操作函数中两个函数都是basic_string_t*类型时，当第一个参数等以第二个参数时的语义。</text:p>
        </text:list-item>
        <text:list-item>
          <text:p text:style-name="P44">检查basic_string的函数中_cstr和_subcstr以及_string和_substring这样关系的函数中前者是否使用了带有NPOS的后者实现。</text:p>
        </text:list-item>
        <text:list-item>
          <text:p text:style-name="P44">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4612329" text:continue-list="list34626410" text:style-name="WW8Num13">
        <text:list-item>
          <text:h text:style-name="P49"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2-21T14:48:46.85</dc:date>
    <meta:editing-cycles>1824</meta:editing-cycles>
    <meta:editing-duration>PT435H19M08S</meta:editing-duration>
    <meta:generator>OpenOffice.org/3.2$Win32 OpenOffice.org_project/320m18$Build-9502</meta:generator>
    <dc:creator>Wang Bo</dc:creator>
    <meta:document-statistic meta:table-count="564" meta:image-count="41" meta:object-count="0" meta:page-count="246" meta:paragraph-count="7560" meta:word-count="61467" meta:character-count="227944"/>
  </office:meta>
</office:document-meta>
</file>